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elie Damisch</meta:initial-creator>
    <meta:creation-date>2017-10-24T11:25:34.02</meta:creation-date>
    <dc:date>2017-11-08T19:34:27.10</dc:date>
    <meta:editing-duration>PT22M18S</meta:editing-duration>
    <meta:editing-cycles>4</meta:editing-cycles>
    <meta:generator>OpenOffice/4.1.3$Win32 OpenOffice.org_project/413m1$Build-9783</meta:generator>
    <meta:document-statistic meta:table-count="1" meta:image-count="0" meta:object-count="0" meta:page-count="1" meta:paragraph-count="23" meta:word-count="53" meta:character-count="360"/>
    <dc:creator>Am Dam</dc:creator>
  </office:meta>
</office:document-meta>
</file>